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* 1. What Is an Attribute in HTML?</text:span></text:p>
      <text:p text:style-name="Standard">&lt;h1&gt;Hello&lt;/h1&gt;</text:p>
      <text:p text:style-name="Standard">&lt;p&gt;Welcome&lt;/p&gt;</text:p>
      <text:p text:style-name="Standard">&lt;br&gt;</text:p>
      <text:p text:style-name="Standard">Attributes are the properties that can be added to an HTML tag that change the way the tag behaves or is displayed.</text:p>
      <text:p text:style-name="Standard"/>
      <text:p text:style-name="P1">* 2. What is Marquee in HTML?</text:p>
      <text:p text:style-name="Standard">The marquee is used to scroll the text on the webpage.</text:p>
      <text:p text:style-name="Standard"/>
      <text:p text:style-name="P1">* 3 How do you Display a Table on an HTML Webpage?</text:p>
      <text:p text:style-name="Standard">&lt;table&gt; &lt;tr&gt; &lt;td&gt;</text:p>
      <text:p text:style-name="Standard"/>
      <text:p text:style-name="P1">* 4 Differentiate Between Ordered List and Unordered List</text:p>
      <text:p text:style-name="Standard">An unordered list uses &lt;ul&gt; &lt;/ul&gt; tags and each element of the list is written between &lt;li&gt; &lt;/li&gt; tags.</text:p>
      <text:p text:style-name="Standard">An ordered list uses &lt;ol&gt; &lt;/ol&gt; tags and each element of the list is written between &lt;li&gt; &lt;/li&gt; tags.</text:p>
      <text:p text:style-name="Standard"/>
      <text:p text:style-name="P1">* 5 What is the best way to include CSS Styling in HTML?</text:p>
      <text:p text:style-name="Standard">You use inline CSS when only a single element needs to be styled or when a little quantity of styling is required.</text:p>
      <text:p text:style-name="Standard">External Style Sheet: When a style is applied to many elements or HTML pages, it employs an external style sheet</text:p>
      <text:p text:style-name="Standard"/>
      <text:p text:style-name="P1">* 6 Mention the different types of CSS Selectors</text:p>
      <text:p text:style-name="Standard"><text:s/>//Universal Selector</text:p>
      <text:p text:style-name="Standard"><text:s text:c="5"/>* {</text:p>
      <text:p text:style-name="Standard"><text:s text:c="9"/>color: "green";</text:p>
      <text:p text:style-name="Standard"><text:s text:c="5"/>} </text:p>
      <text:p text:style-name="Standard"><text:tab/> </text:p>
      <text:p text:style-name="Standard"><text:s/>//Element type Selector </text:p>
      <text:p text:style-name="Standard"><text:s text:c="2"/>ul {</text:p>
      <text:p text:style-name="Standard"><text:s text:c="6"/>line-style: none;</text:p>
      <text:p text:style-name="Standard"><text:s text:c="4"/>} </text:p>
      <text:p text:style-name="Standard"><text:tab/></text:p>
      <text:p text:style-name="Standard"><text:s/>// ID Selector </text:p>
      <text:p text:style-name="Standard"><text:s text:c="2"/>#container {</text:p>
      <text:p text:style-name="Standard"><text:s text:c="6"/>width: 960px;</text:p>
      <text:p text:style-name="Standard"><text:s text:c="4"/>} </text:p>
      <text:p text:style-name="Standard"><text:s text:c="4"/></text:p>
      <text:p text:style-name="Standard"><text:s/>//Class Selector </text:p>
      <text:p text:style-name="Standard"><text:s text:c="3"/>.box {</text:p>
      <text:p text:style-name="Standard"><text:s text:c="6"/>padding: 10px;</text:p>
      <text:p text:style-name="Standard"><text:s text:c="4"/>} </text:p>
      <text:p text:style-name="Standard"/>
      <text:p text:style-name="P1">* 7 What are the different ways to hide an Element using CSS?</text:p>
      <text:p text:style-name="Standard">display: none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7S</meta:editing-duration>
    <meta:editing-cycles>3</meta:editing-cycles>
    <meta:generator>OpenOffice/4.1.10$Win32 OpenOffice.org_project/4110m2$Build-9807</meta:generator>
    <dc:date>2022-01-28T20:22:59.99</dc:date>
    <meta:document-statistic meta:table-count="0" meta:image-count="0" meta:object-count="0" meta:page-count="1" meta:paragraph-count="38" meta:word-count="222" meta:character-count="1235"/>
    <dc:creator>alex alex</dc:creator>
    <meta:user-defined meta:name="Info 1"/>
    <meta:user-defined meta:name="Info 2"/>
    <meta:user-defined meta:name="Info 3"/>
    <meta:user-defined meta:name="Info 4"/>
  </office:meta>
</office:document-meta>
</file>